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256cm"/>
      <style:paragraph-properties style:writing-mode="lr-tb"/>
    </style:style>
    <style:style style:name="pr6" style:family="presentation" style:parent-style-name="Default-outline1">
      <style:graphic-properties fo:min-height="13.609cm"/>
      <style:paragraph-properties style:writing-mode="lr-tb"/>
    </style:style>
    <style:style style:name="pr7" style:family="presentation" style:parent-style-name="Default-notes">
      <style:graphic-properties draw:fill-color="#ffffff" fo:min-height="12.322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outline1">
      <style:graphic-properties fo:min-height="13.61cm"/>
      <style:paragraph-properties style:writing-mode="lr-tb"/>
    </style:style>
    <style:style style:name="pr10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0.5pt" style:font-size-asian="10pt" style:font-size-complex="10pt"/>
    </style:style>
    <style:style style:name="P10" style:family="paragraph"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style:writing-mode="lr-tb"/>
      <style:text-properties fo:font-size="10pt" style:font-size-asian="16pt" style:font-size-complex="16pt"/>
    </style:style>
    <style:style style:name="P14" style:family="paragraph">
      <style:paragraph-properties style:writing-mode="lr-tb"/>
      <style:text-properties fo:font-size="32pt"/>
    </style:style>
    <style:style style:name="P15" style:family="paragraph">
      <style:paragraph-properties fo:margin-left="0cm" fo:margin-right="0cm" fo:margin-top="0cm" fo:margin-bottom="0.3cm" fo:text-indent="0cm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style:writing-mode="lr-tb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ment is int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faster insertion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What variance is imposed on generic type parameters on generic type parameters. <text:s/>How much control does Java give you over this ?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pper Bound Wildcar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ublic static void process(List&lt;? extends Foo&gt; list) { /* ... */ }</text:span></text:p>
                      </text:list-item>
                      <text:list-item>
                        <text:p><text:span text:style-name="T1">The upper bounded wildcard, &lt;? extends Foo&gt;, where Foo is any type, matches Foo and any subtype of Foo. The process method can access the list elements as type Foo: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wer Bound Wildcard</text:span></text:p>
                <text:list>
                  <text:list-item>
                    <text:p><text:span text:style-name="T1">To write the method that works on lists of Integer and the supertypes of Integer, such as Integer, Number, and Object, you would specify List&lt;? super Integer&gt;.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3" draw:layer="layout" svg:width="25.199cm" svg:height="15.764cm" svg:x="1.27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</text:span></text:p>
                  </text:list-item>
                  <text:list-item>
                    <text:p><text:span text:style-name="T7">Collection&lt;?&gt; means collection of unknown type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what element type of c stands for we cannot object to i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run time and forgotten at compile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original <text:s/>value</text:span></text:p>
                            <text:list>
                              <text:list-item>
                                <text:p><text:span text:style-name="T1">Different → failed and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5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5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6"><text:span text:style-name="T4">Some allow duplicate keys while other don't</text:span></text:p>
                  </text:list-item>
                  <text:list-item>
                    <text:p text:style-name="P16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6"><text:span text:style-name="T7">Has natural ordering if it has implement java.lang.Comparable</text:span></text:p>
                  </text:list-item>
                  <text:list-item>
                    <text:p text:style-name="P16"><text:span text:style-name="T7">The CompareTo is referred to as its natural comparison method</text:span></text:p>
                  </text:list-item>
                  <text:list-item>
                    <text:p text:style-name="P16"><text:span text:style-name="T7">Class with natural Ordering </text:span></text:p>
                    <text:list>
                      <text:list-item>
                        <text:p text:style-name="P16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6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3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</text:list-item>
                  <text:list-item>
                    <text:p><text:span text:style-name="T1">Synchronized – Iterate through the whole collection and be sure that nothing changes while iterating</text:span></text:p>
                  </text:list-item>
                  <text:list-item>
                    <text:p><text:span text:style-name="T1">Concurrent used when multiple threads are reading and writing to a collection and want to preform read and writes as fast as we can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68DT6H11M10S</meta:editing-duration>
    <meta:editing-cycles>78</meta:editing-cycles>
    <meta:generator>LibreOffice/6.3.4.2$MacOSX_X86_64 LibreOffice_project/60da17e045e08f1793c57c00ba83cdfce946d0aa</meta:generator>
    <dc:date>2022-10-14T10:58:31.691192732</dc:date>
    <meta:document-statistic meta:object-count="97"/>
  </office:meta>
</office:document-meta>
</file>